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 2" svg:font-family="'Wingdings 2'"/>
    <style:font-face style:name="Garamond" svg:font-family="Garamond" style:font-family-generic="roman"/>
    <style:font-face style:name="Source Code Pro Semibold" svg:font-family="'Source Code Pro Semibold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6924in" style:rel-column-width="14786*"/>
    </style:style>
    <style:style style:name="Table1.B" style:family="table-column">
      <style:table-column-properties style:column-width="2.0931in" style:rel-column-width="18289*"/>
    </style:style>
    <style:style style:name="Table1.C" style:family="table-column">
      <style:table-column-properties style:column-width="3.7146in" style:rel-column-width="3246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1.6917in" style:rel-column-width="2249*"/>
    </style:style>
    <style:style style:name="Table2.B" style:family="table-column">
      <style:table-column-properties style:column-width="0.2771in" style:rel-column-width="368*"/>
    </style:style>
    <style:style style:name="Table2.C" style:family="table-column">
      <style:table-column-properties style:column-width="5.5319in" style:rel-column-width="735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1.6924in" style:rel-column-width="14786*"/>
    </style:style>
    <style:style style:name="Table3.B" style:family="table-column">
      <style:table-column-properties style:column-width="2.0931in" style:rel-column-width="18289*"/>
    </style:style>
    <style:style style:name="Table3.C" style:family="table-column">
      <style:table-column-properties style:column-width="3.7146in" style:rel-column-width="32460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center" style:justify-single-word="false"/>
      <style:text-properties fo:font-style="italic" officeooo:rsid="0010f642" officeooo:paragraph-rsid="0010f642" style:font-style-asian="italic" style:font-style-complex="itali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a484c" officeooo:paragraph-rsid="000a484c"/>
    </style:style>
    <style:style style:name="P4" style:family="paragraph" style:parent-style-name="Standard">
      <style:paragraph-properties fo:text-align="center" style:justify-single-word="false"/>
      <style:text-properties officeooo:rsid="000a484c" officeooo:paragraph-rsid="000a484c"/>
    </style:style>
    <style:style style:name="P5" style:family="paragraph" style:parent-style-name="Standard">
      <style:text-properties officeooo:rsid="000a484c" officeooo:paragraph-rsid="000d1555"/>
    </style:style>
    <style:style style:name="P6" style:family="paragraph" style:parent-style-name="Standard">
      <style:text-properties officeooo:paragraph-rsid="000a484c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a484c" officeooo:paragraph-rsid="000a484c" style:font-weight-asian="bold" style:font-weight-complex="bold"/>
    </style:style>
    <style:style style:name="P8" style:family="paragraph" style:parent-style-name="Standard">
      <style:text-properties fo:font-weight="bold" officeooo:rsid="000ae009" officeooo:paragraph-rsid="000ae009" style:font-weight-asian="bold" style:font-weight-complex="bold"/>
    </style:style>
    <style:style style:name="P9" style:family="paragraph" style:parent-style-name="Standard">
      <style:text-properties fo:font-weight="bold" officeooo:rsid="000d1555" officeooo:paragraph-rsid="000d1555" style:font-weight-asian="bold" style:font-weight-complex="bold"/>
    </style:style>
    <style:style style:name="P10" style:family="paragraph" style:parent-style-name="Standard">
      <style:text-properties fo:font-weight="bold" officeooo:rsid="000db45b" officeooo:paragraph-rsid="000db45b" style:font-weight-asian="bold" style:font-weight-complex="bold"/>
    </style:style>
    <style:style style:name="P11" style:family="paragraph" style:parent-style-name="Standard">
      <style:text-properties fo:font-weight="bold" officeooo:rsid="000fe753" officeooo:paragraph-rsid="000fe753" style:font-weight-asian="bold" style:font-weight-complex="bold"/>
    </style:style>
    <style:style style:name="P12" style:family="paragraph" style:parent-style-name="Standard">
      <style:text-properties fo:font-weight="normal" officeooo:rsid="000a484c" officeooo:paragraph-rsid="000ae009" style:font-weight-asian="normal" style:font-weight-complex="normal"/>
    </style:style>
    <style:style style:name="P13" style:family="paragraph" style:parent-style-name="Standard">
      <style:text-properties fo:font-weight="normal" officeooo:rsid="000ae009" officeooo:paragraph-rsid="000ae009" style:font-weight-asian="normal" style:font-weight-complex="normal"/>
    </style:style>
    <style:style style:name="P14" style:family="paragraph" style:parent-style-name="Standard">
      <style:text-properties fo:font-weight="normal" officeooo:rsid="000ae009" officeooo:paragraph-rsid="000a484c" style:font-weight-asian="normal" style:font-weight-complex="normal"/>
    </style:style>
    <style:style style:name="P15" style:family="paragraph" style:parent-style-name="Standard">
      <style:text-properties fo:font-weight="normal" officeooo:rsid="000d1555" officeooo:paragraph-rsid="000d1555" style:font-weight-asian="normal" style:font-weight-complex="normal"/>
    </style:style>
    <style:style style:name="P16" style:family="paragraph" style:parent-style-name="Standard">
      <style:text-properties fo:font-weight="normal" officeooo:rsid="000db45b" officeooo:paragraph-rsid="000db45b" style:font-weight-asian="normal" style:font-weight-complex="normal"/>
    </style:style>
    <style:style style:name="P17" style:family="paragraph" style:parent-style-name="Standard">
      <style:text-properties fo:font-weight="normal" officeooo:rsid="000efa64" officeooo:paragraph-rsid="000efa64" style:font-weight-asian="normal" style:font-weight-complex="normal"/>
    </style:style>
    <style:style style:name="P18" style:family="paragraph" style:parent-style-name="Standard">
      <style:text-properties fo:font-weight="normal" officeooo:rsid="000fe753" officeooo:paragraph-rsid="000fe753" style:font-weight-asian="normal" style:font-weight-complex="normal"/>
    </style:style>
    <style:style style:name="P19" style:family="paragraph" style:parent-style-name="Standard">
      <style:text-properties fo:font-weight="normal" officeooo:rsid="0010f642" officeooo:paragraph-rsid="0010f642" style:font-weight-asian="normal" style:font-weight-complex="normal"/>
    </style:style>
    <style:style style:name="P20" style:family="paragraph" style:parent-style-name="Standard">
      <style:text-properties officeooo:paragraph-rsid="000ae009"/>
    </style:style>
    <style:style style:name="P21" style:family="paragraph" style:parent-style-name="Standard">
      <style:text-properties officeooo:rsid="000ae009" officeooo:paragraph-rsid="000ae009"/>
    </style:style>
    <style:style style:name="P22" style:family="paragraph" style:parent-style-name="Standard">
      <style:text-properties fo:font-style="normal" officeooo:rsid="000d1555" officeooo:paragraph-rsid="000d1555" style:font-style-asian="normal" style:font-style-complex="normal"/>
    </style:style>
    <style:style style:name="P23" style:family="paragraph" style:parent-style-name="Standard">
      <style:text-properties fo:font-style="normal" fo:font-weight="normal" officeooo:rsid="000db45b" officeooo:paragraph-rsid="000db45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italic" fo:font-weight="normal" officeooo:rsid="000d1555" officeooo:paragraph-rsid="000d1555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0db45b" officeooo:paragraph-rsid="000db45b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normal" officeooo:rsid="000fe753" officeooo:paragraph-rsid="000fe753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officeooo:paragraph-rsid="0010f642"/>
    </style:style>
    <style:style style:name="P28" style:family="paragraph" style:parent-style-name="Standard">
      <style:text-properties officeooo:rsid="0010f642" officeooo:paragraph-rsid="0010f642"/>
    </style:style>
    <style:style style:name="P29" style:family="paragraph" style:parent-style-name="Standard">
      <style:paragraph-properties fo:margin-left="0.5in" fo:margin-right="0in" fo:text-indent="0in" style:auto-text-indent="false"/>
      <style:text-properties officeooo:rsid="000fe753" officeooo:paragraph-rsid="000fe753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fo:font-weight="bold" officeooo:rsid="000fe753" officeooo:paragraph-rsid="0010f642" style:font-weight-asian="bold" style:font-weight-complex="bold"/>
    </style:style>
    <style:style style:name="P31" style:family="paragraph" style:parent-style-name="Standard">
      <style:text-properties fo:font-weight="normal" officeooo:rsid="000fe753" officeooo:paragraph-rsid="000fe753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0ae009" officeooo:paragraph-rsid="000a484c" style:font-weight-asian="normal" style:font-weight-complex="normal"/>
    </style:style>
    <style:style style:name="P33" style:family="paragraph" style:parent-style-name="Standard">
      <style:text-properties fo:font-weight="normal" officeooo:rsid="000ae009" officeooo:paragraph-rsid="000a484c" style:font-weight-asian="normal" style:font-weight-complex="normal"/>
    </style:style>
    <style:style style:name="P34" style:family="paragraph" style:parent-style-name="Standard">
      <style:text-properties fo:font-weight="normal" officeooo:rsid="000ae009" officeooo:paragraph-rsid="000ae009" style:font-weight-asian="normal" style:font-weight-complex="normal"/>
    </style:style>
    <style:style style:name="P35" style:family="paragraph" style:parent-style-name="Standard">
      <style:text-properties fo:font-weight="normal" officeooo:rsid="000d1555" officeooo:paragraph-rsid="000d1555" style:font-weight-asian="normal" style:font-weight-complex="normal"/>
    </style:style>
    <style:style style:name="P36" style:family="paragraph" style:parent-style-name="Standard">
      <style:text-properties fo:font-weight="normal" officeooo:rsid="0010f642" officeooo:paragraph-rsid="00119dfe" style:font-weight-asian="normal" style:font-weight-complex="normal"/>
    </style:style>
    <style:style style:name="P37" style:family="paragraph" style:parent-style-name="Standard">
      <style:text-properties fo:font-weight="normal" officeooo:rsid="00119dfe" officeooo:paragraph-rsid="00119dfe" style:font-weight-asian="normal" style:font-weight-complex="normal"/>
    </style:style>
    <style:style style:name="P38" style:family="paragraph" style:parent-style-name="Standard" style:list-style-name="L1">
      <style:text-properties fo:font-weight="bold" officeooo:rsid="000fe753" officeooo:paragraph-rsid="000fe753" style:font-weight-asian="bold" style:font-weight-complex="bold"/>
    </style:style>
    <style:style style:name="P39" style:family="paragraph" style:parent-style-name="Standard">
      <style:text-properties fo:font-weight="bold" officeooo:rsid="000a484c" officeooo:paragraph-rsid="000a484c" style:font-weight-asian="bold" style:font-weight-complex="bold"/>
    </style:style>
    <style:style style:name="P40" style:family="paragraph" style:parent-style-name="Standard">
      <style:text-properties fo:font-weight="bold" officeooo:rsid="000ae009" officeooo:paragraph-rsid="000ae009" style:font-weight-asian="bold" style:font-weight-complex="bold"/>
    </style:style>
    <style:style style:name="P41" style:family="paragraph" style:parent-style-name="Standard">
      <style:text-properties fo:font-weight="bold" officeooo:rsid="00119dfe" officeooo:paragraph-rsid="00119dfe" style:font-weight-asian="bold" style:font-weight-complex="bold"/>
    </style:style>
    <style:style style:name="P42" style:family="paragraph" style:parent-style-name="Standard">
      <style:text-properties fo:font-weight="bold" officeooo:rsid="0010f642" officeooo:paragraph-rsid="0010f642" style:font-weight-asian="bold" style:font-weight-complex="bold"/>
    </style:style>
    <style:style style:name="P43" style:family="paragraph" style:parent-style-name="Standard">
      <style:text-properties officeooo:rsid="000a484c" officeooo:paragraph-rsid="000ae009"/>
    </style:style>
    <style:style style:name="P44" style:family="paragraph" style:parent-style-name="Standard">
      <style:text-properties officeooo:rsid="00119dfe" officeooo:paragraph-rsid="00119dfe"/>
    </style:style>
    <style:style style:name="P45" style:family="paragraph" style:parent-style-name="Standard">
      <style:text-properties officeooo:paragraph-rsid="00119dfe"/>
    </style:style>
    <style:style style:name="P46" style:family="paragraph" style:parent-style-name="Standard">
      <style:text-properties officeooo:rsid="0010f642" officeooo:paragraph-rsid="0010f642"/>
    </style:style>
    <style:style style:name="P47" style:family="paragraph" style:parent-style-name="Standard">
      <style:text-properties officeooo:rsid="0010f642" officeooo:paragraph-rsid="000ae009"/>
    </style:style>
    <style:style style:name="P48" style:family="paragraph" style:parent-style-name="Standard">
      <style:text-properties officeooo:paragraph-rsid="0010f642"/>
    </style:style>
    <style:style style:name="P49" style:family="paragraph" style:parent-style-name="Standard">
      <style:paragraph-properties fo:margin-left="0.5in" fo:margin-right="0in" fo:text-indent="0in" style:auto-text-indent="false"/>
      <style:text-properties fo:font-weight="normal" officeooo:rsid="000fe753" officeooo:paragraph-rsid="000fe753" style:font-weight-asian="normal" style:font-weight-complex="normal"/>
    </style:style>
    <style:style style:name="P50" style:family="paragraph" style:parent-style-name="Standard">
      <style:paragraph-properties fo:break-before="page"/>
      <style:text-properties officeooo:rsid="0010f642" officeooo:paragraph-rsid="0010f642"/>
    </style:style>
    <style:style style:name="T1" style:family="text">
      <style:text-properties style:font-name="Wingdings 2" officeooo:rsid="0010f642" style:font-name-asian="Wingdings 2" style:font-name-complex="Wingdings 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e009" style:font-weight-asian="bold" style:font-weight-complex="bold"/>
    </style:style>
    <style:style style:name="T4" style:family="text">
      <style:text-properties fo:font-weight="bold" officeooo:rsid="000c461c" style:font-weight-asian="bold" style:font-weight-complex="bold"/>
    </style:style>
    <style:style style:name="T5" style:family="text">
      <style:text-properties fo:font-weight="bold" officeooo:rsid="0010f642" style:font-weight-asian="bold" style:font-weight-complex="bold"/>
    </style:style>
    <style:style style:name="T6" style:family="text">
      <style:text-properties fo:font-weight="bold" officeooo:rsid="00119dfe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a484c" style:font-weight-asian="normal" style:font-weight-complex="normal"/>
    </style:style>
    <style:style style:name="T9" style:family="text">
      <style:text-properties fo:font-weight="normal" officeooo:rsid="000ae009" style:font-weight-asian="normal" style:font-weight-complex="normal"/>
    </style:style>
    <style:style style:name="T10" style:family="text">
      <style:text-properties fo:font-weight="normal" officeooo:rsid="000d1555" style:font-weight-asian="normal" style:font-weight-complex="normal"/>
    </style:style>
    <style:style style:name="T11" style:family="text">
      <style:text-properties fo:font-weight="normal" officeooo:rsid="000fe753" style:font-weight-asian="normal" style:font-weight-complex="normal"/>
    </style:style>
    <style:style style:name="T12" style:family="text">
      <style:text-properties fo:font-weight="normal" officeooo:rsid="0010f642" style:font-weight-asian="normal" style:font-weight-complex="normal"/>
    </style:style>
    <style:style style:name="T13" style:family="text">
      <style:text-properties officeooo:rsid="000ae009"/>
    </style:style>
    <style:style style:name="T14" style:family="text">
      <style:text-properties officeooo:rsid="000c461c"/>
    </style:style>
    <style:style style:name="T15" style:family="text">
      <style:text-properties fo:font-style="italic" officeooo:rsid="000d1555" style:font-style-asian="italic" style:font-style-complex="italic"/>
    </style:style>
    <style:style style:name="T16" style:family="text">
      <style:text-properties fo:font-style="italic" fo:font-weight="normal" officeooo:rsid="000a484c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d1555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officeooo:rsid="0010f642"/>
    </style:style>
    <style:style style:name="T21" style:family="text">
      <style:text-properties officeooo:rsid="00119d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ndeSynth </text:p>
      <text:p text:style-name="P4">concurrency requirements</text:p>
      <text:p text:style-name="P18">There are four threads:</text:p>
      <text:p text:style-name="P29"><text:span text:style-name="T7">Thread[</text:span><text:span text:style-name="T2">Java Sound Event Dispatcher</text:span><text:span text:style-name="T7">,10,main] – </text:span><text:span text:style-name="T12">shouldn’t interfere</text:span></text:p>
      <text:p text:style-name="P49"/>
      <text:p text:style-name="P29"><text:span text:style-name="T7">Thread[</text:span><text:span text:style-name="T2">Java Sound MidiInDevice</text:span><text:span text:style-name="T7"> Thread,5,main] – </text:span></text:p>
      <text:p text:style-name="P29"><text:span text:style-name="T7"><text:tab/>calls </text:span><text:span text:style-name="T2">recv</text:span><text:span text:style-name="T7"> (defined in OndeSynth.</text:span><text:span text:style-name="T2">listen</text:span><text:span text:style-name="T7">() → midiListener.</text:span><text:span text:style-name="T2">routeMidiMessage</text:span><text:span text:style-name="T7">()</text:span></text:p>
      <text:p text:style-name="P29"><text:span text:style-name="T7">Thread[</text:span><text:span text:style-name="T2">OndesSynth – MidiListenerThread</text:span><text:span text:style-name="T7">,1,main] </text:span></text:p>
      <text:p text:style-name="P29"><text:span text:style-name="T7"><text:tab/>→ calls </text:span><text:span text:style-name="T2">synth</text:span><text:span text:style-name="T7">.routeMidiMessage() - </text:span><text:span text:style-name="T2">noteON</text:span><text:span text:style-name="T7">() </text:span><text:span text:style-name="T2">noteOFF</text:span><text:span text:style-name="T7">() </text:span><text:span text:style-name="T2">sendChannelMessage</text:span><text:span text:style-name="T7">()</text:span></text:p>
      <text:p text:style-name="P49"/>
      <text:p text:style-name="P30"><text:span text:style-name="T7">Thread[</text:span>OndeSynth - main<text:span text:style-name="T7"> thread,5,main]</text:span></text:p>
      <text:p text:style-name="P14"/>
      <text:p text:style-name="P11"><text:span text:style-name="T7">synchronized</text:span>(lock) – used in two places:</text:p>
      <text:list xml:id="list3894740249" text:style-name="L1">
        <text:list-item>
          <text:list>
            <text:list-item>
              <text:p text:style-name="P38">run() <text:span text:style-name="T7">- </text:span><text:span text:style-name="T12">the below analysis</text:span></text:p>
            </text:list-item>
            <text:list-item>
              <text:p text:style-name="P38">routeMidiMessage() - <text:span text:style-name="T20">see page 3</text:span></text:p>
              <text:p text:style-name="P32"/>
            </text:list-item>
          </text:list>
        </text:list-item>
      </text:list>
      <text:p text:style-name="P27"><text:span text:style-name="T12">Potential concurrency in OndeSynth.</text:span><text:span text:style-name="T5">run</text:span><text:span text:style-name="T12">()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3">WiredIntSupplierPool</text:p>
          </table:table-cell>
          <table:table-cell table:style-name="Table1.A1" office:value-type="string">
            <text:p text:style-name="P39">wires</text:p>
          </table:table-cell>
          <table:table-cell table:style-name="Table1.C1" office:value-type="string">
            <text:p text:style-name="P6"><text:span text:style-name="T8">(private) </text:span><text:span text:style-name="T16">s</text:span><text:span text:style-name="T17">ynchronize</text:span><text:span text:style-name="T10">: </text:span></text:p>
            <text:p text:style-name="P15"><text:s text:c="2"/>getWiredInSupplier(IntSupplier)</text:p>
            <text:p text:style-name="P15"><text:s text:c="2"/>reset()</text:p>
          </table:table-cell>
        </table:table-row>
        <table:table-row table:style-name="Table1.1">
          <table:table-cell table:style-name="Table1.A2" office:value-type="string">
            <text:p text:style-name="P3">Instant</text:p>
            <text:p text:style-name="P21">AnharmonicWaveGen</text:p>
          </table:table-cell>
          <table:table-cell table:style-name="Table1.A2" office:value-type="string">
            <text:p text:style-name="P39">clocks</text:p>
          </table:table-cell>
          <table:table-cell table:style-name="Table1.C2" office:value-type="string">
            <text:p text:style-name="P3">(private) <text:span text:style-name="T15">synchronize: </text:span></text:p>
            <text:p text:style-name="P22">addPhaseClock()</text:p>
            <text:p text:style-name="P22">delPhaseClock()</text:p>
            <text:p text:style-name="P22">next()</text:p>
            <text:p text:style-name="P5"/>
          </table:table-cell>
        </table:table-row>
        <table:table-row table:style-name="Table1.1">
          <table:table-cell table:style-name="Table1.A2" office:value-type="string">
            <text:p text:style-name="P14">MonoComponent</text:p>
          </table:table-cell>
          <table:table-cell table:style-name="Table1.A2" office:value-type="string">
            <text:p text:style-name="P39">inputs</text:p>
          </table:table-cell>
          <table:table-cell table:style-name="Table1.C2" office:value-type="string">
            <text:p text:style-name="P13">(protected)</text:p>
            <text:p text:style-name="P12"><text:span text:style-name="T13">10 usages, 8 of which can be replaced by a </text:span><text:span text:style-name="T3">sum</text:span><text:span text:style-name="T13">() function</text:span></text:p>
          </table:table-cell>
        </table:table-row>
        <table:table-row table:style-name="Table1.1">
          <table:table-cell table:style-name="Table1.A2" office:value-type="string">
            <text:p text:style-name="P13">MonoComponent</text:p>
          </table:table-cell>
          <table:table-cell table:style-name="Table1.A2" office:value-type="string">
            <text:p text:style-name="P8">namedInputs</text:p>
          </table:table-cell>
          <table:table-cell table:style-name="Table1.C2" office:value-type="string">
            <text:p text:style-name="P13">replace with inputSum(“name”)</text:p>
          </table:table-cell>
        </table:table-row>
        <table:table-row table:style-name="Table1.1">
          <table:table-cell table:style-name="Table1.A2" office:value-type="string">
            <text:p text:style-name="P13">ChannelVoicePool</text:p>
          </table:table-cell>
          <table:table-cell table:style-name="Table1.A2" office:value-type="string">
            <text:p text:style-name="P8">inUse</text:p>
            <text:p text:style-name="P8">available</text:p>
          </table:table-cell>
          <table:table-cell table:style-name="Table1.C2" office:value-type="string">
            <text:p text:style-name="P20"><text:span text:style-name="T9">(both private) </text:span><text:span text:style-name="T10">it should be possible to synchronize all modifications within ChannelVoicePool; Is a function-level lock O</text:span><text:span text:style-name="T11">K</text:span><text:span text:style-name="T10">, or create separate lock?</text:span></text:p>
            <text:p text:style-name="P13"/>
            <text:p text:style-name="P26">used in</text:p>
            <text:p text:style-name="P18">c’tor - no synch necessary</text:p>
            <text:p text:style-name="P18"><text:span text:style-name="T2">getVoice</text:span>() - available.pop(), inUse.push()</text:p>
            <text:p text:style-name="P18"><text:span text:style-name="T2">release</text:span>() inUse.remove() available.pop()</text:p>
            <text:p text:style-name="P13"/>
          </table:table-cell>
        </table:table-row>
        <text:soft-page-break/>
        <table:table-row table:style-name="Table1.1">
          <table:table-cell table:style-name="Table1.A2" office:value-type="string">
            <text:p text:style-name="P15">VoiceTracker</text:p>
          </table:table-cell>
          <table:table-cell table:style-name="Table1.A2" office:value-type="string">
            <text:p text:style-name="P9">channelPlaying </text:p>
            <text:p text:style-name="P15">= VoiceSet[16]</text:p>
          </table:table-cell>
          <table:table-cell table:style-name="Table1.C2" office:value-type="string">
            <text:p text:style-name="P15">(private)</text:p>
            <text:p text:style-name="P15">VoiceSet is a ‘typedef’ for HashMap&lt;Voice&gt;</text:p>
            <text:p text:style-name="P24">synchronize</text:p>
            <text:p text:style-name="P24"><text:span text:style-name="T19">forEach</text:span><text:span text:style-name="T18">() - used in resetWires – potential deadlock.</text:span></text:p>
            <text:p text:style-name="P24"><text:span text:style-name="T19">addVoice</text:span><text:span text:style-name="T18">()</text:span></text:p>
            <text:p text:style-name="P24"><text:span text:style-name="T19">delVoice</text:span><text:span text:style-name="T18">() </text:span></text:p>
            <text:p text:style-name="P17"><text:span text:style-name="T2">getChannelPlaying</text:span>() - used in sendChannelMessage()</text:p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3">OndeSynth</text:p>
          </table:table-cell>
          <table:table-cell table:style-name="Table1.A2" office:value-type="string">
            <text:p text:style-name="P8">endedNoteQueue</text:p>
          </table:table-cell>
          <table:table-cell table:style-name="Table1.C2" office:value-type="string">
            <text:p text:style-name="P13">(private)</text:p>
            <text:p text:style-name="P13"/>
            <text:p text:style-name="P13">used in queueNoteEnd() </text:p>
            <text:p text:style-name="P13">add a flushNoteEnds() function</text:p>
            <text:p text:style-name="P13"/>
            <text:p text:style-name="P13">calls OndeSynth.<text:span text:style-name="T2">noteEnded</text:span>(chan,note) </text:p>
            <text:p text:style-name="P13">→<text:span text:style-name="T14"> </text:span>ChannelVoicePool.releaseVoice()</text:p>
            <text:p text:style-name="P13">which calls <text:span text:style-name="T4">voice.pause</text:span><text:span text:style-name="T14">(), </text:span><text:span text:style-name="T2">inUse</text:span>.remove and <text:span text:style-name="T2">available</text:span>.add().</text:p>
            <text:p text:style-name="P13">→<text:span text:style-name="T14"> VoiceTracker.delVoice() which removes from </text:span><text:span text:style-name="T4">channelPlaying</text:span><text:span text:style-name="T14">[chan]</text:span></text:p>
            <text:p text:style-name="P13"/>
            <text:p text:style-name="P13"><text:span text:style-name="T2">voice.pause</text:span>() </text:p>
            <text:p text:style-name="P13">→ calls MonoComponent.pause() for each component. </text:p>
            <text:p text:style-name="P13">* The filters use them to reset.</text:p>
            <text:p text:style-name="P13">* AnharmonicWaveGen deletes phase clocks from Instant.</text:p>
            <text:p text:style-name="P13">* WaveGen deletes the one phase clock from Instant</text:p>
            <text:p text:style-name="P13"/>
            <text:p text:style-name="P13">→ and… synth.getMainOutput().delInput(</text:p>
            <text:p text:style-name="P13"><text:s text:c="7"/>voiceMix.getMainOutput())</text:p>
            <text:p text:style-name="P13"/>
            <text:p text:style-name="P13"/>
            <text:p text:style-name="P13"/>
          </table:table-cell>
        </table:table-row>
        <table:table-row table:style-name="Table1.1">
          <table:table-cell table:style-name="Table1.A2" office:value-type="string">
            <text:p text:style-name="P15">OndesSynth</text:p>
          </table:table-cell>
          <table:table-cell table:style-name="Table1.A2" office:value-type="string">
            <text:p text:style-name="P9">resetWires()</text:p>
          </table:table-cell>
          <table:table-cell table:style-name="Table1.C2" office:value-type="string">
            <text:p text:style-name="P15">voiceTracker.<text:span text:style-name="T2">forEach</text:span>(Voice::<text:span text:style-name="T2">resetWires</text:span>) </text:p>
            <text:p text:style-name="P15">→ wiredInputSupplierPool.<text:span text:style-name="T2">reset</text:span>();</text:p>
            <text:p text:style-name="P15">possible deadlock? </text:p>
          </table:table-cell>
        </table:table-row>
        <table:table-row table:style-name="Table1.1">
          <table:table-cell table:style-name="Table1.A2" office:value-type="string">
            <text:p text:style-name="P15">OndeSynth</text:p>
          </table:table-cell>
          <table:table-cell table:style-name="Table1.A2" office:value-type="string">
            <text:p text:style-name="P9">sendChannelMessage()</text:p>
          </table:table-cell>
          <table:table-cell table:style-name="Table1.C2" office:value-type="string">
            <text:p text:style-name="P16">→ Voice.<text:span text:style-name="T2">processMidiMessage</text:span>()</text:p>
            <text:p text:style-name="P16">these will never be note-ONs or offs, though a sustain pedal UP may eventually result in an envelope termination. </text:p>
            <text:p text:style-name="P16">→ ChannelVoicePool.<text:span text:style-name="T2">updateState</text:span>()</text:p>
            <text:p text:style-name="P16"/>
          </table:table-cell>
        </table:table-row>
        <text:soft-page-break/>
        <table:table-row table:style-name="Table1.1">
          <table:table-cell table:style-name="Table1.A2" office:value-type="string">
            <text:p text:style-name="P16">ChannelState</text:p>
          </table:table-cell>
          <table:table-cell table:style-name="Table1.A2" office:value-type="string">
            <text:p text:style-name="P10">controllers</text:p>
            <text:p text:style-name="P10">afterKeys</text:p>
          </table:table-cell>
          <table:table-cell table:style-name="Table1.C2" office:value-type="string">
            <text:p text:style-name="P16">(private)</text:p>
            <text:p text:style-name="P16">Both HashMaps&lt;Integer,Integer&gt;()</text:p>
            <text:p text:style-name="P25">synchronize</text:p>
            <text:p text:style-name="P23">the three methods:</text:p>
            <text:p text:style-name="P23">* <text:span text:style-name="T2">getMessages</text:span>()</text:p>
            <text:p text:style-name="P23">* <text:span text:style-name="T2">reset</text:span>()</text:p>
            <text:p text:style-name="P23">* <text:span text:style-name="T2">update</text:span>() </text:p>
            <text:p text:style-name="P16"/>
            <text:p text:style-name="P16"/>
          </table:table-cell>
        </table:table-row>
      </table:table>
      <text:p text:style-name="Text_20_body"/>
      <text:p text:style-name="P28">Potential Concurrency issues in </text:p>
      <text:p text:style-name="P28">OndeSynth.<text:span text:style-name="T2">routeMidiMessage</text:span>() <text:span text:style-name="T21">(</text:span><text:span text:style-name="T6">Bold </text:span><text:span text:style-name="T21">comments copied from below)</text:span>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9">noteOFF<text:span text:style-name="T21">()</text:span></text:p>
          </table:table-cell>
          <table:table-cell table:style-name="Table2.A1" office:value-type="string">
            <text:p text:style-name="P10"/>
          </table:table-cell>
          <table:table-cell table:style-name="Table2.C1" office:value-type="string">
            <text:p text:style-name="P36"><text:span text:style-name="T2">- TODO - verify, but this should only affect envelopes</text:span></text:p>
            <text:p text:style-name="P36"><text:span text:style-name="T2">- TODO - call queueNoteEnd() instead</text:span></text:p>
          </table:table-cell>
        </table:table-row>
        <table:table-row table:style-name="Table2.1">
          <table:table-cell table:style-name="Table2.A2" office:value-type="string">
            <text:p text:style-name="P19">noteON<text:span text:style-name="T21">()</text:span>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36"><text:span text:style-name="T2"><text:s/>- TODO - check all MonoComponent.noteON() methods</text:span></text:p>
            <text:p text:style-name="P36"><text:span text:style-name="T2">- TODO - note usage of available, inUse</text:span></text:p>
            <text:p text:style-name="P45"><text:span text:style-name="T5">- TODO - be sure r</text:span><text:span text:style-name="T6">esume</text:span><text:span text:style-name="T5"> is synchronized with </text:span><text:span text:style-name="T6">M</text:span><text:span text:style-name="T5">onoMainMix.update()</text:span></text:p>
          </table:table-cell>
        </table:table-row>
        <table:table-row table:style-name="Table2.1">
          <table:table-cell table:style-name="Table2.A2" office:value-type="string">
            <text:p text:style-name="P19">sendChannelMessage()</text:p>
          </table:table-cell>
          <table:table-cell table:style-name="Table2.A2" office:value-type="string">
            <text:p text:style-name="P10"/>
          </table:table-cell>
          <table:table-cell table:style-name="Table2.C2" office:value-type="string">
            <text:p text:style-name="P36">-<text:span text:style-name="T2"> TODO - be sure it's safe</text:span></text:p>
            <text:p text:style-name="P36"><text:span text:style-name="T2">- TODO - controllers, afterKeys cf. run() call tree</text:span>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4">Voice</text:p>
          </table:table-cell>
          <table:table-cell table:style-name="Table3.A1" office:value-type="string">
            <text:p text:style-name="P41">pause()</text:p>
            <text:p text:style-name="P41">resume()</text:p>
          </table:table-cell>
          <table:table-cell table:style-name="Table3.C1" office:value-type="string">
            <text:p text:style-name="P37">Both of these touch synth.getMainOutput()</text:p>
            <text:p text:style-name="P37">They connect the Junction voiceMix to it. </text:p>
            <text:p text:style-name="P37"/>
            <text:p text:style-name="P37">Doesn’t happen in the configure step: not until ‘<text:span text:style-name="T2">resume</text:span>()’</text:p>
          </table:table-cell>
        </table:table-row>
      </table:table>
      <text:p text:style-name="P47"/>
      <text:p text:style-name="P28"/>
      <text:p text:style-name="P28">OndeSynth.noteOFF(MidiMessage) <text:s/>(ondes.synth)</text:p>
      <text:p text:style-name="P28"><text:s text:c="4"/>VoiceTracker in OndeSynth.getVoice(int, int) <text:s/>(ondes.synth)</text:p>
      <text:p text:style-name="P28"><text:s text:c="8"/>- reads from array location, so no issue</text:p>
      <text:p text:style-name="P28"><text:s text:c="4"/>Voice.processMidiMessage(MidiMessage) <text:s/>(ondes.synth.voice)</text:p>
      <text:p text:style-name="P28"><text:s text:c="8"/>- Voice.midiListeners - should be final, so no issue</text:p>
      <text:p text:style-name="P28"><text:s text:c="8"/>MonoComponent.noteOFF(MidiMessage) <text:s/>(ondes.synth.component)</text:p>
      <text:p text:style-name="P28"><text:s text:c="8"/><text:span text:style-name="T2">- TODO - verify, but this should only affect envelopes</text:span></text:p>
      <text:p text:style-name="P28"><text:s text:c="8"/>OndeSynth.noteEnded(MidiMessage) <text:s/>(ondes.synth)</text:p>
      <text:p text:style-name="P28"><text:s text:c="8"/><text:span text:style-name="T2">- TODO - call queueNoteEnd() instead</text:span></text:p>
      <text:p text:style-name="P28"/>
      <text:p text:style-name="P50"/>
      <text:p text:style-name="P28">OndeSynth.noteON(MidiMessage) <text:s/>(ondes.synth)</text:p>
      <text:p text:style-name="P28"><text:s text:c="4"/>VoiceTracker in OndeSynth.getVoice(int, int) <text:s/>(ondes.synth)</text:p>
      <text:p text:style-name="P28"><text:s text:c="4"/>- reads from array, no issue</text:p>
      <text:p text:style-name="P28"><text:s text:c="4"/>Voice.processMidiMessage(MidiMessage)(2 usages) <text:s/>(ondes.synth.voice)</text:p>
      <text:p text:style-name="P28"><text:s text:c="8"/>MonoComponent.noteON(MidiMessage) <text:s/>(ondes.synth.component)</text:p>
      <text:p text:style-name="P28"><text:s text:c="8"/>- calls noteON for a list of components, so hopefully no issue</text:p>
      <text:p text:style-name="P28"><text:s text:c="7"/><text:span text:style-name="T2"><text:s/>TODO - check all MonoComponent.noteON() methods</text:span></text:p>
      <text:p text:style-name="P28"><text:s text:c="4"/>ChannelVoicePool.getVoice() <text:s/>(ondes.synth.voice)</text:p>
      <text:p text:style-name="P28"><text:s text:c="7"/><text:span text:style-name="T2"><text:s/>- TODO - note usage of available, inUse</text:span></text:p>
      <text:p text:style-name="P28"><text:s text:c="8"/>VoiceMaker.getVoice(String, OndeSynth) <text:s/>(ondes.synth.voice)</text:p>
      <text:p text:style-name="P28"><text:s text:c="8"/>- this call should be rare. only if none are available.</text:p>
      <text:p text:style-name="P28"><text:s text:c="8"/>- calls new Voice(map, synth)... note that this only</text:p>
      <text:p text:style-name="P28"><text:s text:c="10"/>configures the voice. new Voice() doesn't connect it.</text:p>
      <text:p text:style-name="P28"><text:s text:c="10"/>That happens in resume();</text:p>
      <text:p text:style-name="P28"><text:s text:c="8"/>ArrayDeque.push(E) <text:s/>(java.util)</text:p>
      <text:p text:style-name="P28"><text:s text:c="8"/>- inUse (documented above)</text:p>
      <text:p text:style-name="P28"><text:s text:c="8"/>ChannelState.getMessages() <text:s/>(ondes.synth.voice)</text:p>
      <text:p text:style-name="P28"><text:s text:c="8"/>Voice.processMidiMessage(MidiMessage) <text:s/>(ondes.synth.voice)</text:p>
      <text:p text:style-name="P28"><text:s text:c="8"/>Iterable.forEach(Consumer&lt;? super T&gt;) <text:s/>(java.lang)</text:p>
      <text:p text:style-name="P28"><text:s text:c="8"/>- these align the voice with the channel state by</text:p>
      <text:p text:style-name="P28"><text:s text:c="10"/>sending all the current state as MIDI messages</text:p>
      <text:p text:style-name="P28"><text:s text:c="10"/>(e.g. sustain down or up)</text:p>
      <text:p text:style-name="P28"><text:s text:c="8"/>Voice.resume() <text:s/>(ondes.synth.voice)</text:p>
      <text:p text:style-name="P27"><text:span text:style-name="T20"><text:s text:c="7"/></text:span><text:span text:style-name="T5"><text:s/>TODO - be sure r</text:span><text:span text:style-name="T6">esume</text:span><text:span text:style-name="T5"> is synchronized with</text:span></text:p>
      <text:p text:style-name="P42"><text:s text:c="12"/>MonoMainMix.update()</text:p>
      <text:p text:style-name="P28"><text:s text:c="4"/>VoiceTracker in OndeSynth.addVoice(Voice, int, int) <text:s/>(ondes.synth)</text:p>
      <text:p text:style-name="P28"><text:s text:c="8"/>HashSet.add(E) <text:s/>(java.util)</text:p>
      <text:p text:style-name="P28"><text:s text:c="8"/>- adds to channelPlaying (documented above) </text:p>
      <text:p text:style-name="P28"/>
      <text:p text:style-name="P28">OndeSynth.sendChannelMessage(MidiMessage) <text:s/>(ondes.synth)</text:p>
      <text:p text:style-name="P28"><text:s text:c="4"/>VoiceTracker in OndeSynth.getChannelPlaying(int) <text:s/>(ondes.synth)</text:p>
      <text:p text:style-name="P28"><text:s text:c="4"/>- accesses channelPlaying</text:p>
      <text:p text:style-name="P28"><text:s text:c="4"/>-<text:span text:style-name="T2"> TODO - be sure it's safe</text:span></text:p>
      <text:p text:style-name="P28"><text:s text:c="4"/>Voice.processMidiMessage(MidiMessage) <text:s/>(ondes.synth.voice)</text:p>
      <text:p text:style-name="P28"><text:s text:c="4"/>- should be OK (see above under noteOFF)</text:p>
      <text:p text:style-name="P28"><text:s text:c="4"/>- it's setting the controls for the static components, so no issue</text:p>
      <text:p text:style-name="P28"><text:s text:c="4"/>ChannelVoicePool.updateState(MidiMessage) <text:s/>(ondes.synth.voice)</text:p>
      <text:p text:style-name="P28"><text:s text:c="4"/>- calls ChannelState.update()</text:p>
      <text:p text:style-name="P28"><text:s text:c="4"/><text:span text:style-name="T2">- TODO - controllers, afterKeys cf. run() call tree</text:span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 2" svg:font-family="'Wingdings 2'"/>
    <style:font-face style:name="Garamond" svg:font-family="Garamond" style:font-family-generic="roman"/>
    <style:font-face style:name="Source Code Pro Semibold" svg:font-family="'Source Code Pro Semibold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aramond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Garamond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officeooo:rsid="0010f642" officeooo:paragraph-rsid="0010f642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Wingdings 2" officeooo:rsid="0010f642" style:font-name-asian="Wingdings 2" style:font-name-complex="Wingdings 2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OndeSynth - concurrency</text:p>
      </style:header>
      <loext:header-first>
        <text:p text:style-name="Header_20_left"/>
      </loext:header-first>
      <style:footer>
        <text:p text:style-name="MP2"><text:span text:style-name="MT1"></text:span><text:page-number text:select-page="current">4</text:page-number><text:span text:style-name="MT1"></text:span></text:p>
      </style:footer>
      <loext:footer-first>
        <text:p text:style-name="MP2"><text:span text:style-name="MT1"></text:span><text:page-number text:select-page="current">1</text:page-number><text:span text:style-name="MT1"></text:span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7652413 </meta:initial-creator>
    <meta:creation-date>2020-06-22T12:02:04.789000000</meta:creation-date>
    <dc:date>2020-06-22T18:20:28.650000000</dc:date>
    <dc:creator>7652413 </dc:creator>
    <meta:editing-duration>PT3H56M8S</meta:editing-duration>
    <meta:editing-cycles>9</meta:editing-cycles>
    <meta:generator>LibreOffice/6.3.2.2$Windows_X86_64 LibreOffice_project/98b30e735bda24bc04ab42594c85f7fd8be07b9c</meta:generator>
    <meta:document-statistic meta:table-count="3" meta:image-count="0" meta:object-count="0" meta:page-count="4" meta:paragraph-count="155" meta:word-count="609" meta:character-count="5519" meta:non-whitespace-character-count="4712"/>
  </office:meta>
</office:document-meta>
</file>